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1945in" style:contextual-spacing="false" fo:line-height="100%" fo:text-align="end" style:justify-single-word="false"/>
      <style:text-properties fo:font-variant="normal" fo:text-transform="none" style:use-window-font-color="true" loext:opacity="0%" style:font-name="Liberation Sans" fo:font-size="14pt" fo:letter-spacing="normal" fo:language="fr" fo:country="FR" fo:font-weight="bold" officeooo:paragraph-rsid="0025aca9" style:font-name-asian="Times New Roman" style:font-size-asian="14pt" style:font-weight-asian="bold" style:font-name-complex="Liberation Sans" style:font-size-complex="21pt" style:font-style-complex="normal" style:font-weight-complex="normal"/>
    </style:style>
    <style:style style:name="P2" style:family="paragraph" style:parent-style-name="Standard">
      <style:paragraph-properties fo:margin-top="0.1154in" fo:margin-bottom="0.1154in" style:contextual-spacing="false" fo:line-height="100%" fo:text-align="end" style:justify-single-word="false"/>
      <style:text-properties style:font-name="Liberation Sans" fo:font-size="12pt" fo:language="fr" fo:country="FR" officeooo:paragraph-rsid="0025aca9" style:font-name-asian="Times New Roman" style:font-size-asian="12pt" style:font-name-complex="Liberation Sans" style:font-size-complex="12pt"/>
    </style:style>
    <style:style style:name="P3" style:family="paragraph" style:parent-style-name="Standard">
      <style:paragraph-properties fo:margin-top="0.1154in" fo:margin-bottom="0.1154in" style:contextual-spacing="false" fo:line-height="100%" fo:text-align="end" style:justify-single-word="false"/>
      <style:text-properties officeooo:paragraph-rsid="0025aca9"/>
    </style:style>
    <style:style style:name="P4" style:family="paragraph" style:parent-style-name="Heading_20_2">
      <style:paragraph-properties fo:text-align="end" style:justify-single-word="false"/>
    </style:style>
    <style:style style:name="P5" style:family="paragraph" style:parent-style-name="Text_20_body">
      <style:paragraph-properties fo:text-align="end" style:justify-single-word="false"/>
      <style:text-properties style:font-name="Liberation Sans" style:font-name-complex="Liberation Sans"/>
    </style:style>
    <style:style style:name="P6" style:family="paragraph" style:parent-style-name="Text_20_body">
      <style:paragraph-properties fo:text-align="end" style:justify-single-word="false"/>
    </style:style>
    <style:style style:name="P7" style:family="paragraph" style:parent-style-name="Text_20_body" style:list-style-name="L1">
      <style:paragraph-properties fo:text-align="end" style:justify-single-word="false"/>
      <style:text-properties style:font-name="Liberation Sans" style:font-name-complex="Liberation Sans"/>
    </style:style>
    <style:style style:name="P8" style:family="paragraph" style:parent-style-name="Text_20_body" style:list-style-name="L2">
      <style:paragraph-properties fo:text-align="end" style:justify-single-word="false"/>
      <style:text-properties style:font-name="Liberation Sans" style:font-name-complex="Liberation Sans"/>
    </style:style>
    <style:style style:name="P9" style:family="paragraph" style:parent-style-name="Standard">
      <style:paragraph-properties fo:text-align="end" style:justify-single-word="false"/>
      <style:text-properties style:font-name="Liberation Sans" style:font-name-complex="Liberation Sans"/>
    </style:style>
    <style:style style:name="T1" style:family="text">
      <style:text-properties officeooo:rsid="0028419a"/>
    </style:style>
    <style:style style:name="T2" style:family="text">
      <style:text-properties style:font-name="Liberation Sans" fo:font-size="12pt" fo:language="fr" fo:country="FR" style:font-name-asian="Times New Roman" style:font-size-asian="12pt" style:font-name-complex="Liberation Sans" style:font-size-complex="12pt"/>
    </style:style>
    <style:style style:name="T3" style:family="text">
      <style:text-properties fo:font-variant="normal" fo:text-transform="none" style:use-window-font-color="true" loext:opacity="0%" style:font-name="Liberation Sans" fo:font-size="12pt" fo:letter-spacing="normal" fo:language="fr" fo:country="FR" style:font-name-asian="Times New Roman" style:font-size-asian="12pt" style:font-name-complex="Liberation Sans" style:font-size-complex="12pt" style:font-style-complex="normal" style:font-weight-complex="normal"/>
    </style:style>
    <style:style style:name="T4" style:family="text">
      <style:text-properties style:font-name="Liberation Sans" fo:font-size="12pt" fo:language="fr" fo:country="FR" fo:background-color="transparent" loext:char-shading-value="0" style:font-size-asian="12pt" style:font-name-complex="Liberation Sans" style:font-size-complex="12pt"/>
    </style:style>
    <style:style style:name="T5" style:family="text">
      <style:text-properties fo:font-variant="normal" fo:text-transform="none" style:use-window-font-color="true" loext:opacity="0%" style:font-name="Liberation Sans" fo:font-size="12pt" fo:letter-spacing="normal" fo:language="fr" fo:country="FR" fo:background-color="transparent" loext:char-shading-value="0" style:font-size-asian="12pt" style:font-name-complex="Liberation Sans" style:font-size-complex="12pt" style:font-style-complex="normal" style:font-weight-complex="normal"/>
    </style:style>
    <style:style style:name="T6" style:family="text">
      <style:text-properties style:font-name="Liberation Sans" style:font-name-complex="Liberation San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سريدي محمد بشير</text:p>
      <text:p text:style-name="P2"><text:span text:style-name="T1">e-mail :</text:span> seridi.mohammed.bachir@gmail.com</text:p>
      <text:p text:style-name="P3"><text:a xlink:type="simple" xlink:href="https://sm-bachir.netlify.app/" text:style-name="Internet_20_link" text:visited-style-name="Visited_20_Internet_20_Link"><text:span text:style-name="Internet_20_link"><text:span text:style-name="T2">https://sm-bachir.netlify.app/</text:span></text:span></text:a><text:span text:style-name="Internet_20_link"><text:span text:style-name="T2"> ; </text:span></text:span><text:span text:style-name="Internet_20_link"><text:span text:style-name="T3">ملف شخصي</text:span></text:span></text:p>
      <text:p text:style-name="P3"><text:span text:style-name="Strong_20_Emphasis"><text:span text:style-name="T2"><text:s/></text:span></text:span><text:a xlink:type="simple" xlink:href="http://www.linkedin.com/in/seridi-mohammed-bachir" text:style-name="Internet_20_link" text:visited-style-name="Visited_20_Internet_20_Link"><text:span text:style-name="Internet_20_link"><text:span text:style-name="T4">www.linkedin.com/in/seridi-mohammed-bachir</text:span></text:span></text:a><text:span text:style-name="Internet_20_link"><text:span text:style-name="T4"> : </text:span></text:span><text:span text:style-name="Internet_20_link"><text:span text:style-name="T5">لينكدإن</text:span></text:span></text:p>
      <text:h text:style-name="P4" text:outline-level="2"><text:span text:style-name="Strong_20_Emphasis"><text:span text:style-name="T6">الملخص المهني</text:span></text:span></text:h>
      <text:p text:style-name="P5">مهني متعدد اللغات حاصل على ماستر في تعليم اللغة الفرنسية كلغة أجنبية، يجمع بين خبرة قوية في التواصل بين الثقافات والتحليل اللغوي. قادر على العمل في بيئات دولية، مع كفاءات في الإنجليزية والعربية والإسبانية، إضافةً إلى اهتمام واضح بالأدوات الرقمية والتعلّم المدعوم بالتكنولوجيا.</text:p>
      <text:h text:style-name="P4" text:outline-level="2"><text:span text:style-name="Strong_20_Emphasis"><text:span text:style-name="T6">الخبرة المهنية</text:span></text:span></text:h>
      <text:p text:style-name="P6"><text:span text:style-name="Strong_20_Emphasis"><text:span text:style-name="T6">أستاذ خصوصي: الفرنسية والإنجليزية — (المدينة أو عبر الإنترنت)</text:span></text:span></text:p>
      <text:p text:style-name="P5">تقديم دروس فردية لمتعلمين من مستويات مختلفة. -</text:p>
      <text:p text:style-name="P5">المساعدة في الفهم والتعبير الشفهي والكتابي والإعداد للامتحانات والاختبارات -</text:p>
      <text:p text:style-name="P5">خدمات ترجمة فورية عبر الإنترنت لفائدة أفراد ناطقين بالفرنسية أو الإنجليزية -</text:p>
      <text:h text:style-name="P4" text:outline-level="2"><text:span text:style-name="Strong_20_Emphasis"><text:span text:style-name="T6">التكوين / التعليم</text:span></text:span></text:h>
      <text:p text:style-name="P5">ماستر في تعليم اللغة الفرنسية كلغة أجنبية — جامعة 8 ماي 1945 (قالمة) -</text:p>
      <text:h text:style-name="P4" text:outline-level="2"><text:span text:style-name="Strong_20_Emphasis"><text:span text:style-name="T6">المشاريع والإنجازات</text:span></text:span></text:h>
      <text:p text:style-name="P6"><text:span text:style-name="Strong_20_Emphasis"><text:span text:style-name="T6">مذكرة بحث -</text:span></text:span></text:p>
      <text:p text:style-name="P5">التدريس المتزامن للغتين الفرنسية والإنجليزية كلغات أجنبية في المرحلة الابتدائية -<text:line-break/><text:a xlink:type="simple" xlink:href="https://dspace.univ-guelma.dz/jspui/handle/123456789/16571" text:style-name="Internet_20_link" text:visited-style-name="Visited_20_Internet_20_Link">🔗 يمكن الاطلاع عليها في المستودع الجامعي</text:a></text:p>
      <text:h text:style-name="P4" text:outline-level="2"><text:span text:style-name="Strong_20_Emphasis"><text:span text:style-name="T6">المهارات التقنية</text:span></text:span></text:h>
      <text:p text:style-name="P5">إتقان أدوات المكتب والبرمجيات الرقمية (Word, PowerPoint, Excel) -</text:p>
      <text:p text:style-name="P5">الإلمام بمنصات التعلم عبر الإنترنت (Moodle, Google Classroom وغيرها) -</text:p>
      <text:p text:style-name="P5">مبادئ التطوير وتسيير المحتوى (HTML, GitHub…) -</text:p>
      <text:h text:style-name="P4" text:outline-level="2"><text:span text:style-name="Strong_20_Emphasis"><text:span text:style-name="T6">اللغات</text:span></text:span></text:h>
      <text:list text:style-name="L1">
        <text:list-header>
          <text:p text:style-name="P7">العربية: لغة أم</text:p>
          <text:p text:style-name="P7"><text:soft-page-break/>الفرنسية: متقدم</text:p>
          <text:p text:style-name="P7">الإنجليزية: متقدم</text:p>
          <text:p text:style-name="P7">الإسبانية: متوسط</text:p>
        </text:list-header>
      </text:list>
      <text:h text:style-name="P4" text:outline-level="2"><text:span text:style-name="Strong_20_Emphasis"><text:span text:style-name="T6">الهوايات والاهتمامات</text:span></text:span></text:h>
      <text:list text:style-name="L2">
        <text:list-header>
          <text:p text:style-name="P8">استكشاف التقنيات الحديثة والناشئة</text:p>
          <text:p text:style-name="P8">إنجاز مشاريع شخصية لتطوير مهاراتي التقنية</text:p>
        </text:list-header>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5T22:21:58.610718795</meta:creation-date>
    <meta:generator>LibreOffice/25.2.7.2$Linux_X86_64 LibreOffice_project/520$Build-2</meta:generator>
    <dc:date>2025-11-25T22:33:53.643468887</dc:date>
    <meta:editing-duration>PT4M37S</meta:editing-duration>
    <meta:editing-cycles>8</meta:editing-cycles>
    <meta:document-statistic meta:table-count="0" meta:image-count="0" meta:object-count="0" meta:page-count="2" meta:paragraph-count="28" meta:word-count="193" meta:character-count="1315" meta:non-whitespace-character-count="1153"/>
  </office:meta>
</office:document-meta>
</file>